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normal" officeooo:rsid="0011e4c6" officeooo:paragraph-rsid="0011e4c6" style:font-weight-asian="normal" style:font-weight-complex="normal"/>
    </style:style>
    <style:style style:name="P2" style:family="paragraph" style:parent-style-name="Header">
      <style:text-properties officeooo:rsid="0011e4c6" officeooo:paragraph-rsid="0011e4c6"/>
    </style:style>
    <style:style style:name="P3" style:family="paragraph" style:parent-style-name="Standard">
      <style:text-properties officeooo:rsid="0011e4c6" officeooo:paragraph-rsid="0011e4c6"/>
    </style:style>
    <style:style style:name="P4" style:family="paragraph" style:parent-style-name="Text_20_body">
      <style:text-properties officeooo:rsid="0011e4c6" officeooo:paragraph-rsid="0011e4c6"/>
    </style:style>
    <style:style style:name="P5" style:family="paragraph" style:parent-style-name="Header">
      <style:paragraph-properties fo:text-align="end" style:justify-single-word="false"/>
      <style:text-properties fo:font-weight="bold" officeooo:rsid="0011e4c6" officeooo:paragraph-rsid="0011e4c6" style:font-weight-asian="bold" style:font-weight-complex="bold"/>
    </style:style>
    <style:style style:name="P6" style:family="paragraph" style:parent-style-name="Standard">
      <style:text-properties fo:font-style="italic" officeooo:rsid="0011e4c6" officeooo:paragraph-rsid="0011e4c6" style:font-style-asian="italic" style:font-style-complex="italic"/>
    </style:style>
    <style:style style:name="P7" style:family="paragraph" style:parent-style-name="Header">
      <style:paragraph-properties fo:text-align="end" style:justify-single-word="false"/>
      <style:text-properties fo:font-weight="bold" officeooo:rsid="00144ec9" officeooo:paragraph-rsid="00144ec9" style:font-weight-asian="bold" style:font-weight-complex="bold"/>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officeooo:paragraph-rsid="00144ec9"/>
    </style:style>
    <style:style style:name="T1" style:family="text">
      <style:text-properties fo:font-weight="normal" style:font-weight-asian="normal" style:font-weight-complex="normal"/>
    </style:style>
    <style:style style:name="T2" style:family="text">
      <style:text-properties officeooo:rsid="001370d4"/>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officeooo:rsid="00144e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text:span text:style-name="T3">Objet :</text:span><text:span text:style-name="T4"> Candidature pour le poste de Développeur Web</text:span></text:p>
      <text:p text:style-name="P4"/>
      <text:p text:style-name="P8">Madame, Monsieur,</text:p>
      <text:p text:style-name="P8"/>
      <text:p text:style-name="Text_20_body">Je vous adresse ma candidature pour le poste de Développeur Web au sein de l’entreprise XYZ. Ayant récemment achevé ma formation en développement web, je suis très motivé à l'idée de mettre en pratique mes compétences techniques et ma passion au service de votre équipe. Bien que je n'aie pas encore d'expérience professionnelle directe dans ce domaine, ma formation intensive en HTML, CSS <text:span text:style-name="T6">et</text:span>JavaScript m'a permis de développer <text:span text:style-name="T6">des</text:span> base<text:span text:style-name="T6">s</text:span> solide<text:span text:style-name="T6">s</text:span> et un réel goût pour la création de <text:span text:style-name="T6">sites</text:span> web performants et innovants.<text:span text:style-name="T5"/></text:p>
      <text:p text:style-name="Text_20_body"/>
      <text:p text:style-name="P9">Lors de ma formation, j'ai eu l'opportunité de travailler sur divers projets, dont la conception de sites vitrines et d'applications web interactives, ce qui m'a permis d'acquérir une compréhension approfondie des attentes du secteur. Mon aptitude à apprendre rapidement et à m'adapter à de nouvelles technologies, combinée à une grande rigueur et à un souci constant de la qualité, me rendent prêt à relever les défis du poste de Développeur Web chez XYZ. <text:span text:style-name="T5"/></text:p>
      <text:p text:style-name="P9"/>
      <text:p text:style-name="Text_20_body">Rejoindre l’équipe de XYZ représente pour moi une occasion unique de développer mon potentiel et de contribuer à des projets innovants. Je suis convaincu que ma détermination, mon esprit d’initiative et ma volonté de toujours progresser seraient des atouts pour votre entreprise. Je serais ravi de discuter plus en détail de ma candidature et de la manière dont je pourrais apporter ma contribution à votre équipe. Je vous remercie pour l’attention portée à ma demande et je reste à votre disposition pour un entretien à votre convenance.<text:span text:style-name="T5"/></text:p>
      <text:p text:style-name="Text_20_body"/>
      <text:p text:style-name="Text_20_body">Cordialement,</text:p>
      <text:p text:style-name="P4">GOUDAL Donov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officeooo:rsid="0011e4c6" officeooo:paragraph-rsid="0011e4c6" style:font-weight-asian="normal" style:font-weight-complex="normal"/>
    </style:style>
    <style:style style:name="MP2" style:family="paragraph" style:parent-style-name="Header">
      <style:text-properties officeooo:rsid="0011e4c6" officeooo:paragraph-rsid="0011e4c6"/>
    </style:style>
    <style:style style:name="MP3" style:family="paragraph" style:parent-style-name="Header">
      <style:paragraph-properties fo:text-align="end" style:justify-single-word="false"/>
      <style:text-properties fo:font-weight="bold" officeooo:rsid="0011e4c6" officeooo:paragraph-rsid="0011e4c6" style:font-weight-asian="bold" style:font-weight-complex="bold"/>
    </style:style>
    <style:style style:name="MP4" style:family="paragraph" style:parent-style-name="Header">
      <style:paragraph-properties fo:text-align="end" style:justify-single-word="false"/>
      <style:text-properties fo:font-weight="bold" officeooo:rsid="00144ec9" officeooo:paragraph-rsid="00144ec9" style:font-weight-asian="bold" style:font-weight-complex="bold"/>
    </style:style>
    <style:style style:name="MT1" style:family="text">
      <style:text-properties fo:font-weight="normal" style:font-weight-asian="normal" style:font-weight-complex="normal"/>
    </style:style>
    <style:style style:name="MT2" style:family="text">
      <style:text-properties officeooo:rsid="00144e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OUDAL</text:p>
        <text:p text:style-name="MP1">Donovan</text:p>
        <text:p text:style-name="MP1">2B rue Marcel Cachin</text:p>
        <text:p text:style-name="MP1">07 69 18 22 18</text:p>
        <text:p text:style-name="MP2"><text:a xlink:type="simple" xlink:href="mailto:goudal.donovan@live.fr" text:style-name="Internet_20_link" text:visited-style-name="Visited_20_Internet_20_Link"><text:span text:style-name="MT1">goudal.donovan@live.fr</text:span></text:a></text:p>
        <text:p text:style-name="MP3"><text:span text:style-name="MT2">Entreprise XYZ</text:span> </text:p>
        <text:p text:style-name="MP4">1337, Avenue de l’Informatique, 10101 Info</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09:51:46.589000000</meta:creation-date>
    <dc:date>2024-07-25T10:23:35.836000000</dc:date>
    <meta:editing-duration>PT30M46S</meta:editing-duration>
    <meta:editing-cycles>3</meta:editing-cycles>
    <meta:generator>LibreOffice/7.5.0.3$Windows_X86_64 LibreOffice_project/c21113d003cd3efa8c53188764377a8272d9d6de</meta:generator>
    <meta:document-statistic meta:table-count="0" meta:image-count="0" meta:object-count="0" meta:page-count="1" meta:paragraph-count="14" meta:word-count="278" meta:character-count="1734" meta:non-whitespace-character-count="1468"/>
  </office:meta>
</office:document-meta>
</file>